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2" style:family="paragraph" style:parent-style-name="Text_20_body">
      <style:text-properties officeooo:paragraph-rsid="0013a830"/>
    </style:style>
    <style:style style:name="P3" style:family="paragraph" style:parent-style-name="Text_20_body">
      <style:text-properties officeooo:rsid="0013a830" officeooo:paragraph-rsid="0013a830"/>
    </style:style>
    <style:style style:name="P4" style:family="paragraph" style:parent-style-name="Text_20_body">
      <style:text-properties officeooo:rsid="0013ce82" officeooo:paragraph-rsid="0013ce82"/>
    </style:style>
    <style:style style:name="P5" style:family="paragraph" style:parent-style-name="Text_20_body">
      <style:text-properties officeooo:rsid="0019a1eb" officeooo:paragraph-rsid="0019a1eb"/>
    </style:style>
    <style:style style:name="P6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 officeooo:rsid="001db464" officeooo:paragraph-rsid="001db464"/>
    </style:style>
    <style:style style:name="P7" style:family="paragraph" style:parent-style-name="Title">
      <style:text-properties officeooo:paragraph-rsid="0013a830"/>
    </style:style>
    <style:style style:name="P8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  <style:text-properties officeooo:rsid="001db464" officeooo:paragraph-rsid="001db464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 fo:break-before="page"/>
    </style:style>
    <style:style style:name="P13" style:family="paragraph" style:parent-style-name="Text_20_body">
      <style:paragraph-properties fo:margin-left="0cm" fo:margin-right="0cm" fo:margin-top="0cm" fo:margin-bottom="0.199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4" style:family="paragraph" style:parent-style-name="Text_20_body" style:list-style-name="L1">
      <style:text-properties officeooo:rsid="0013a830" officeooo:paragraph-rsid="0013a830"/>
    </style:style>
    <style:style style:name="P15" style:family="paragraph" style:parent-style-name="Text_20_body" style:list-style-name="L2">
      <style:text-properties officeooo:rsid="0013a830" officeooo:paragraph-rsid="0018761a"/>
    </style:style>
    <style:style style:name="P16" style:family="paragraph" style:parent-style-name="Text_20_body" style:list-style-name="L3">
      <style:text-properties officeooo:rsid="0013ce82" officeooo:paragraph-rsid="0013ce82"/>
    </style:style>
    <style:style style:name="P17" style:family="paragraph" style:parent-style-name="Text_20_body" style:list-style-name="L4">
      <style:text-properties officeooo:rsid="0019a1eb" officeooo:paragraph-rsid="0019a1eb"/>
    </style:style>
    <style:style style:name="P18" style:family="paragraph" style:parent-style-name="Text_20_body" style:list-style-name="L4">
      <style:text-properties officeooo:rsid="00144bf3" officeooo:paragraph-rsid="00144bf3"/>
    </style:style>
    <style:style style:name="P19" style:family="paragraph" style:parent-style-name="Text_20_body">
      <style:text-properties officeooo:rsid="00144bf3" officeooo:paragraph-rsid="00144bf3"/>
    </style:style>
    <style:style style:name="P20" style:family="paragraph" style:parent-style-name="Text_20_body" style:list-style-name="L4">
      <style:text-properties officeooo:rsid="0014cdb6" officeooo:paragraph-rsid="0014cdb6"/>
    </style:style>
    <style:style style:name="P21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 officeooo:rsid="001db464" officeooo:paragraph-rsid="001db464"/>
    </style:style>
    <style:style style:name="P22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 officeooo:rsid="001dcf98" officeooo:paragraph-rsid="001dcf98"/>
    </style:style>
    <style:style style:name="P23" style:family="paragraph" style:parent-style-name="Text_20_body" style:list-style-name="L3">
      <style:text-properties officeooo:rsid="001e8b63" officeooo:paragraph-rsid="001e8b63"/>
    </style:style>
    <style:style style:name="P24" style:family="paragraph" style:parent-style-name="Text_20_body" style:list-style-name="L5">
      <style:paragraph-properties fo:margin-top="0cm" fo:margin-bottom="0cm" style:contextual-spacing="false" style:line-height-at-least="0.661cm" fo:widows="1" fo:padding="0cm" fo:border="none"/>
    </style:style>
    <style:style style:name="P25" style:family="paragraph" style:parent-style-name="Text_20_body" style:list-style-name="L8">
      <style:paragraph-properties fo:margin-top="0cm" fo:margin-bottom="0cm" style:contextual-spacing="false" style:line-height-at-least="0.661cm" fo:widows="1" fo:padding="0cm" fo:border="none"/>
    </style:style>
    <style:style style:name="P26" style:family="paragraph" style:parent-style-name="Text_20_body" style:list-style-name="L11">
      <style:paragraph-properties fo:margin-top="0cm" fo:margin-bottom="0cm" style:contextual-spacing="false" style:line-height-at-least="0.661cm" fo:widows="1" fo:padding="0cm" fo:border="none"/>
    </style:style>
    <style:style style:name="P27" style:family="paragraph" style:parent-style-name="Text_20_body" style:list-style-name="L6">
      <style:paragraph-properties fo:margin-top="0cm" fo:margin-bottom="0cm" style:contextual-spacing="false" style:line-height-at-least="0.661cm" fo:widows="1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8" style:family="paragraph" style:parent-style-name="Text_20_body" style:list-style-name="L11">
      <style:paragraph-properties fo:margin-top="0cm" fo:margin-bottom="0cm" style:contextual-spacing="false" style:line-height-at-least="0.661cm" fo:widows="1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3" style:family="paragraph" style:parent-style-name="Text_20_body" style:list-style-name="L12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rsid="001db464" officeooo:paragraph-rsid="001db464"/>
    </style:style>
    <style:style style:name="P35" style:family="paragraph" style:parent-style-name="Text_20_body" style:list-style-name="L10">
      <style:paragraph-properties fo:margin-top="0cm" fo:margin-bottom="0.423cm" style:contextual-spacing="false" style:line-height-at-least="0.661cm" fo:widows="1" fo:padding="0cm" fo:border="none"/>
    </style:style>
    <style:style style:name="P36" style:family="paragraph" style:parent-style-name="Heading_20_1">
      <style:text-properties officeooo:rsid="0013ce82" officeooo:paragraph-rsid="0013ce82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13ce82" officeooo:paragraph-rsid="0013ce82"/>
    </style:style>
    <style:style style:name="P39" style:family="paragraph" style:parent-style-name="Heading_20_1" style:list-style-name="L4">
      <style:paragraph-properties fo:break-before="page"/>
      <style:text-properties fo:font-variant="normal" fo:text-transform="none" fo:color="#333333" style:font-name="Helvetica Neue" fo:letter-spacing="normal" fo:font-style="normal" fo:font-weight="bold" officeooo:rsid="0019a1eb" officeooo:paragraph-rsid="0019a1eb"/>
    </style:style>
    <style:style style:name="P40" style:family="paragraph" style:parent-style-name="Heading_20_1">
      <style:paragraph-properties fo:margin-left="0cm" fo:margin-right="0cm" fo:margin-top="0cm" fo:margin-bottom="0cm" style:contextual-spacing="false" style:line-height-at-least="0.661cm" fo:widows="1" fo:text-indent="0cm" style:auto-text-indent="false"/>
      <style:text-properties fo:font-variant="normal" fo:text-transform="none" fo:color="#333333" style:font-name="Helvetica Neue" fo:letter-spacing="normal" fo:font-style="normal" fo:font-weight="bold" officeooo:rsid="001db464" officeooo:paragraph-rsid="001db464"/>
    </style:style>
    <style:style style:name="P41" style:family="paragraph" style:parent-style-name="Heading_20_1">
      <style:paragraph-properties fo:margin-left="0cm" fo:margin-right="0cm" fo:margin-top="0cm" fo:margin-bottom="0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8.2000007629395pt" fo:letter-spacing="normal" fo:font-style="normal" fo:font-weight="bold" officeooo:rsid="001db464" officeooo:paragraph-rsid="001dcf98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42" style:family="paragraph" style:parent-style-name="Heading_20_2">
      <style:text-properties officeooo:rsid="0013ce82" officeooo:paragraph-rsid="0013ce82"/>
    </style:style>
    <style:style style:name="P43" style:family="paragraph" style:parent-style-name="Heading_20_2">
      <style:paragraph-properties fo:margin-left="0cm" fo:margin-right="0cm" fo:margin-top="0cm" fo:margin-bottom="0.423cm" style:contextual-spacing="false" fo:line-height="122%" fo:widows="1" fo:text-indent="0cm" style:auto-text-indent="false" fo:padding="0cm" fo:border="none"/>
      <style:text-properties fo:font-variant="normal" fo:text-transform="none" fo:color="#333333" style:font-name="Helvetica Neue" fo:letter-spacing="normal" fo:font-style="normal" fo:font-weight="bold"/>
    </style:style>
    <style:style style:name="P44" style:family="paragraph" style:parent-style-name="Heading_20_3">
      <style:paragraph-properties fo:margin-left="0cm" fo:margin-right="0cm" fo:margin-top="0cm" fo:margin-bottom="0.423cm" style:contextual-spacing="false" fo:line-height="142%" fo:widows="1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officeooo:rsid="0013a830"/>
    </style:style>
    <style:style style:name="T2" style:family="text">
      <style:text-properties officeooo:rsid="00144bf3"/>
    </style:style>
    <style:style style:name="T3" style:family="text">
      <style:text-properties officeooo:rsid="0016beba"/>
    </style:style>
    <style:style style:name="T4" style:family="text">
      <style:text-properties fo:font-variant="normal" fo:text-transform="none" fo:color="#4183c4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4183c4" style:text-line-through-style="none" style:text-line-through-type="none" style:font-name="Helvetica Neue" fo:font-size="12pt" fo:letter-spacing="normal" fo:language="zxx" fo:country="none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font-variant="normal" fo:text-transform="none" fo:color="#333333" style:font-name="Helvetica Neue" fo:font-size="12pt" fo:letter-spacing="normal" fo:font-style="normal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9" style:family="text">
      <style:text-properties fo:font-variant="normal" fo:text-transform="none" fo:color="#333333" style:font-name="Helvetica Neue" fo:font-size="12pt" fo:letter-spacing="normal" fo:font-style="normal" style:text-underline-style="none"/>
    </style:style>
    <style:style style:name="T10" style:family="text">
      <style:text-properties fo:font-variant="normal" fo:text-transform="none" fo:color="#333333" style:font-name="Consolas" fo:font-size="9.75pt" fo:letter-spacing="normal" fo:font-style="normal" fo:font-weight="normal" fo:padding="0cm" fo:border="none"/>
    </style:style>
    <style:style style:name="T11" style:family="text">
      <style:text-properties officeooo:rsid="001b79a4"/>
    </style:style>
    <style:style style:name="T12" style:family="text">
      <style:text-properties officeooo:rsid="001dcf98"/>
    </style:style>
    <style:style style:name="T13" style:family="text">
      <style:text-properties officeooo:rsid="001fc567"/>
    </style:style>
    <style:style style:name="T14" style:family="text">
      <style:text-properties officeooo:rsid="002101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7">Grupo 7</text:p>
      <text:p text:style-name="P2"/>
      <text:h text:style-name="Heading_20_1" text:outline-level="1">Integrantes:</text:h>
      <text:list xml:id="list7198728140473869740" text:style-name="L1">
        <text:list-item>
          <text:p text:style-name="P14">Meller, Diego</text:p>
        </text:list-item>
        <text:list-item>
          <text:p text:style-name="P14">Franco, Tomas</text:p>
        </text:list-item>
        <text:list-item>
          <text:p text:style-name="P14">Leguizamon, Cesar</text:p>
        </text:list-item>
      </text:list>
      <text:p text:style-name="P3"/>
      <text:h text:style-name="Heading_20_1" text:outline-level="1">Ayudante:</text:h>
      <text:list xml:id="list6883136789880988521" text:style-name="L2">
        <text:list-item>
          <text:p text:style-name="P15">Fusca, Gabriel</text:p>
        </text:list-item>
      </text:list>
      <text:h text:style-name="Heading_20_1" text:outline-level="1">Repositorio:</text:h>
      <text:p text:style-name="P19"><text:a xlink:type="simple" xlink:href="https://github.com/mellerster/7552Grupo7">https://github.com/mellerster/7552Grupo7</text:a></text:p>
      <text:h text:style-name="P37" text:outline-level="1">Changelo<text:span text:style-name="T1">g</text:span></text:h>
      <text:list xml:id="list4875155021129241487" text:style-name="L3">
        <text:list-item>
          <text:p text:style-name="P23">Servidor</text:p>
          <text:list>
            <text:list-item>
              <text:p text:style-name="P23">Servicio de Autentificación <text:span text:style-name="T14">(#20)</text:span></text:p>
            </text:list-item>
            <text:list-item>
              <text:p text:style-name="P23">Servicio de consulta de usuarios disponibles</text:p>
            </text:list-item>
          </text:list>
        </text:list-item>
        <text:list-item>
          <text:p text:style-name="P23">Cliente</text:p>
          <text:list>
            <text:list-item>
              <text:p text:style-name="P23">Autentificación <text:span text:style-name="T13">(#2)</text:span></text:p>
            </text:list-item>
            <text:list-item>
              <text:p text:style-name="P23">Registración <text:span text:style-name="T13">(#3)</text:span></text:p>
            </text:list-item>
            <text:list-item>
              <text:p text:style-name="P23">Interfaz Gráfica</text:p>
              <text:list>
                <text:list-item>
                  <text:p text:style-name="P23">Visualización de conversaciones <text:span text:style-name="T13">(#6)</text:span></text:p>
                </text:list-item>
                <text:list-item>
                  <text:p text:style-name="P23">Listado de usuarios conectados <text:span text:style-name="T13">(#4)</text:span></text:p>
                </text:list-item>
                <text:list-item>
                  <text:p text:style-name="P23">Envío de conversaciones <text:span text:style-name="T13">(#10)</text:span></text:p>
                </text:list-item>
                <text:list-item>
                  <text:p text:style-name="P23">Visualización de estado de usuario <text:span text:style-name="T13">(#9)</text:span></text:p>
                </text:list-item>
                <text:list-item>
                  <text:p text:style-name="P23">Configuración de perfil <text:span text:style-name="T13">(#7)</text:span></text:p>
                </text:list-item>
              </text:list>
            </text:list-item>
          </text:list>
          <text:p text:style-name="P16"/>
        </text:list-item>
      </text:list>
      <text:p text:style-name="P3"/>
      <text:h text:style-name="P38" text:outline-level="1">División de Tareas:</text:h>
      <text:h text:style-name="P42" text:outline-level="2">Servidor:</text:h>
      <text:p text:style-name="P4">Leguizamon, Cesar</text:p>
      <text:h text:style-name="P42" text:outline-level="2">Cliente:</text:h>
      <text:p text:style-name="P4">Meller, Diego (Registración de usuario, Ver estado de usuario, Configurar Perfíl, Listado de usuarios conectados)</text:p>
      <text:p text:style-name="P4">Franco, Tomás (Autentificación, Checkin, Envío de Conversaciones, Visualización de Conversaciones)</text:p>
      <text:p text:style-name="P4"/>
      <text:h text:style-name="P36" text:outline-level="1">Gestión de Tareas:</text:h>
      <text:p text:style-name="P4">Las tareas que entraron <text:span text:style-name="T2">son:</text:span></text:p>
      <text:list xml:id="list174253193665167399" text:style-name="L4">
        <text:list-item>
          <text:p text:style-name="P18">Crear Aplicación Android (#1)</text:p>
        </text:list-item>
        <text:list-item>
          <text:p text:style-name="P18">Crear Pantalla de Registración en Cliente (#3)</text:p>
        </text:list-item>
        <text:list-item>
          <text:p text:style-name="P18">Crear Pantalla de Usuarios Logueados en Cliente (#4)</text:p>
        </text:list-item>
        <text:list-item>
          <text:p text:style-name="P18">Crear Pantalla de Configuración de <text:span text:style-name="T3">Perfil</text:span> en Cliente (#7)</text:p>
        </text:list-item>
        <text:list-item>
          <text:p text:style-name="P18">Crear Pantalla de Visualización de Estado de Usuario en Cliente (#9)</text:p>
        </text:list-item>
        <text:list-item>
          <text:p text:style-name="P18">Crear Aplicación del Servidor (#12)</text:p>
        </text:list-item>
        <text:list-item>
          <text:p text:style-name="P18">Crear el Procesador de Mensajes (#13)</text:p>
        </text:list-item>
        <text:list-item>
          <text:p text:style-name="P18">Agregar Tests para el procesador de Mensajes (#14)</text:p>
        </text:list-item>
        <text:list-item>
          <text:p text:style-name="P18">Documentar la Instalación y la Compilación (#18)</text:p>
        </text:list-item>
        <text:list-item>
          <text:p text:style-name="P18">Setear Doxygen (#19)</text:p>
        </text:list-item>
        <text:list-item>
          <text:p text:style-name="P18">Documentar el diseño del Servidor (#21)</text:p>
        </text:list-item>
        <text:list-item>
          <text:p text:style-name="P18">Crear Pantalla de Login en Cliente (#2)</text:p>
        </text:list-item>
        <text:list-item>
          <text:p text:style-name="P18">Crear Pantalla de Mensajes con Usuario en Cliente (#5)</text:p>
        </text:list-item>
        <text:list-item>
          <text:p text:style-name="P20">Crear Pantalla con Listado de Conversaciones en Cliente (#6)</text:p>
        </text:list-item>
        <text:list-item>
          <text:p text:style-name="P17">Crear Branch para Primer Checkpoint (#25)</text:p>
          <text:h text:style-name="P39" text:outline-level="1">Aplicación Servidor del Mensajero</text:h>
        </text:list-item>
      </text:list>
      <text:h text:style-name="P43" text:outline-level="2"><text:bookmark text:name="user-content-introducción"/>Introducción</text:h>
      <text:p text:style-name="P8">Es un webserver de linea de comando que utiliza una API REST para comunicarse con la aplicación cliente.</text:p>
      <text:h text:style-name="P43" text:outline-level="2"><text:bookmark text:name="user-content-dependencias"/>Dependencias</text:h>
      <text:p text:style-name="P8">Para poder compilar y/o correr la aplicación servidor necesitarán:</text:p>
      <text:list xml:id="list2402544829258079185" text:style-name="L5">
        <text:list-item>
          <text:p text:style-name="P24"><text:a xlink:type="simple" xlink:href="https://github.com/facebook/rocksdb"><text:span text:style-name="T4">RocksDB</text:span></text:a></text:p>
        </text:list-item>
        <text:list-item>
          <text:p text:style-name="P24"><text:a xlink:type="simple" xlink:href="http://www.cmake.org/"><text:span text:style-name="T5">CMake</text:span></text:a></text:p>
        </text:list-item>
        <text:list-item>
          <text:p text:style-name="P24"><text:a xlink:type="simple" xlink:href="http://www.stack.nl/~dimitri/doxygen/index.html"><text:span text:style-name="T5">Doxygen</text:span></text:a><text:span text:style-name="T4"> </text:span><text:span text:style-name="Strong_20_Emphasis"><text:span text:style-name="T9">-</text:span></text:span><text:span text:style-name="Strong_20_Emphasis"><text:span text:style-name="T6">O</text:span></text:span><text:span text:style-name="Strong_20_Emphasis"><text:span text:style-name="T8">pcional</text:span></text:span></text:p>
        </text:list-item>
      </text:list>
      <text:h text:style-name="P44" text:outline-level="3" text:is-list-header="true"><text:bookmark text:name="user-content-rocksdb"/>RocksDB</text:h>
      <text:p text:style-name="P8">Es necesario compilar e instalar esta <text:span text:style-name="T11">librería</text:span>, para esto hay que:</text:p>
      <text:list xml:id="list2209911477338961234" text:style-name="L6">
        <text:list-item>
          <text:p text:style-name="P27">Bajarse el <text:span text:style-name="T11">código</text:span> fuente de su repositorio</text:p>
        </text:list-item>
        <text:list-item>
          <text:p text:style-name="P27">Compilar mediante los comandos:</text:p>
          <text:list>
            <text:list-item>
              <text:p text:style-name="P29"><text:span text:style-name="Source_20_Text"><text:span text:style-name="T10">PORTABLE=1 make static_lib</text:span></text:span></text:p>
            </text:list-item>
            <text:list-item>
              <text:p text:style-name="P29"><text:span text:style-name="Source_20_Text"><text:span text:style-name="T10">PORTABLE=1 make shared_lib</text:span></text:span></text:p>
            </text:list-item>
          </text:list>
        </text:list-item>
        <text:list-item>
          <text:p text:style-name="P27">Instalar la librerias en el sistema ejecutando:</text:p>
          <text:list>
            <text:list-item>
              <text:p text:style-name="P29"><text:span text:style-name="Source_20_Text"><text:span text:style-name="T10">make install</text:span></text:span></text:p>
            </text:list-item>
          </text:list>
        </text:list-item>
      </text:list>
      <text:h text:style-name="P44" text:outline-level="3" text:is-list-header="true"><text:bookmark text:name="user-content-cmake"/>CMake</text:h>
      <text:p text:style-name="P8">Es necesario para compilar la aplicación, se puede instalar ejecutando en la linea de comando:</text:p>
      <text:list xml:id="list7934374869084715050" text:style-name="L7">
        <text:list-item>
          <text:p text:style-name="P30"><text:span text:style-name="Source_20_Text"><text:span text:style-name="T10">sudo apt-get install cmake</text:span></text:span></text:p>
        </text:list-item>
      </text:list>
      <text:h text:style-name="P43" text:outline-level="2" text:is-list-header="true"><text:bookmark text:name="user-content-compilación"/>Compilación</text:h>
      <text:p text:style-name="P13">Una vez que las dependencias <text:span text:style-name="T11">estén</text:span> cubiertas hay que seguir los siguientes pasos para compilar la aplicación:</text:p>
      <text:list xml:id="list2268037103309706670" text:style-name="L8">
        <text:list-item>
          <text:p text:style-name="P25"><text:span text:style-name="T7">Dentro del directorio de la aplicación servidor existe una carpeta vacia llamada </text:span><text:span text:style-name="Strong_20_Emphasis"><text:span text:style-name="T8">bin</text:span></text:span><text:span text:style-name="T7">, entrar en la misma.</text:span></text:p>
        </text:list-item>
        <text:list-item>
          <text:p text:style-name="P31"><text:span text:style-name="T7">Ejecutar </text:span><text:span text:style-name="Strong_20_Emphasis"><text:span text:style-name="T8">CMake </text:span></text:span><text:span text:style-name="T7">mediante el comando </text:span><text:span text:style-name="Source_20_Text"><text:span text:style-name="T10">cmake ../src</text:span></text:span></text:p>
        </text:list-item>
        <text:list-item>
          <text:p text:style-name="P31"><text:span text:style-name="T7">Compilar la aplicación ejecutando el comando </text:span><text:span text:style-name="Source_20_Text"><text:span text:style-name="T10">make</text:span></text:span></text:p>
        </text:list-item>
      </text:list>
      <text:p text:style-name="P8">Listo! La aplicación del servidor <text:span text:style-name="T11">debería</text:span> compilar sin errores.</text:p>
      <text:h text:style-name="P44" text:outline-level="3"><text:bookmark text:name="user-content-testing"/><text:soft-page-break/>Testing</text:h>
      <text:p text:style-name="P8">La aplicación servidor posee una cantidad de tests que pueden ser corridos, existen dos formas de llevar esto a cabo:</text:p>
      <text:list xml:id="list6913314066940996802" text:style-name="L9">
        <text:list-item>
          <text:p text:style-name="P32"><text:span text:style-name="T7">Ejecutar desde dentro de la carpeta </text:span><text:span text:style-name="Strong_20_Emphasis"><text:span text:style-name="T8">bin </text:span></text:span><text:span text:style-name="T7">el comando </text:span><text:span text:style-name="Source_20_Text"><text:span text:style-name="T10">make test</text:span></text:span></text:p>
        </text:list-item>
      </text:list>
      <text:p text:style-name="P8">O</text:p>
      <text:list xml:id="list4734824971236744692" text:style-name="L10">
        <text:list-item>
          <text:p text:style-name="P35"><text:span text:style-name="T7">Dentro de la carpeta </text:span><text:span text:style-name="Strong_20_Emphasis"><text:span text:style-name="T8">bin </text:span></text:span><text:span text:style-name="T7">existe otra carpeta llamada </text:span><text:span text:style-name="Strong_20_Emphasis"><text:span text:style-name="T8">tests </text:span></text:span><text:span text:style-name="T7">esta contiene, entre otras cosas, varios archivos ejecutables; Estos son los tests a correr.</text:span></text:p>
        </text:list-item>
      </text:list>
      <text:p text:style-name="P8">La diferencia entre las dos formas es que en la segunda se obtiene mas información sobre los tests que fallaron, pero ambas formas corren los mismos tests.</text:p>
      <text:h text:style-name="P44" text:outline-level="3"><text:bookmark text:name="user-content-code-coverage"/>Code coverage</text:h>
      <text:p text:style-name="P10"><text:span text:style-name="T7">Para obtener los datos de </text:span><text:span text:style-name="Strong_20_Emphasis"><text:span text:style-name="T8">code coverage </text:span></text:span><text:span text:style-name="T7">se debe compilar la aplicación y luego ejecutar el comando </text:span><text:span text:style-name="Source_20_Text"><text:span text:style-name="T10">make test coverage</text:span></text:span><text:span text:style-name="T7">, esto hara un par de cosas:</text:span></text:p>
      <text:list xml:id="list445118568801872986" text:style-name="L11">
        <text:list-item>
          <text:p text:style-name="P28">Correrá todos los tests de la aplicación.</text:p>
        </text:list-item>
        <text:list-item>
          <text:p text:style-name="P26"><text:span text:style-name="T7">Capturará toda la información de </text:span><text:span text:style-name="Strong_20_Emphasis"><text:span text:style-name="T8">code coverage </text:span></text:span><text:span text:style-name="T7">de los tests sobre la aplicación.</text:span></text:p>
        </text:list-item>
        <text:list-item>
          <text:p text:style-name="P26"><text:span text:style-name="T7">Generará un reporte en formato </text:span><text:span text:style-name="Strong_20_Emphasis"><text:span text:style-name="T8">html </text:span></text:span><text:span text:style-name="T7">dentro de la carpeta </text:span><text:span text:style-name="Strong_20_Emphasis"><text:span text:style-name="T8">CoverageReport</text:span></text:span><text:span text:style-name="T7">.</text:span></text:p>
        </text:list-item>
      </text:list>
      <text:p text:style-name="P9"><text:span text:style-name="T7">Se debe abrir el archivo </text:span><text:span text:style-name="Strong_20_Emphasis"><text:span text:style-name="T8">index.html </text:span></text:span><text:span text:style-name="T7">para acceder al reporte.</text:span></text:p>
      <text:h text:style-name="P43" text:outline-level="2"><text:bookmark text:name="user-content-documentación"/>Documentación</text:h>
      <text:p text:style-name="P8">El código fuente del servidor esta documentado con Doxygen, por lo tanto es necesario correr el comando:</text:p>
      <text:list xml:id="list8801428989993468806" text:style-name="L12">
        <text:list-item>
          <text:p text:style-name="P33"><text:span text:style-name="Source_20_Text"><text:span text:style-name="T10">doxygen</text:span></text:span></text:p>
        </text:list-item>
      </text:list>
      <text:p text:style-name="P10"><text:span text:style-name="T7">Solo eso es necesario; la documentación generada quedará almacenada dentro de la carpeta </text:span><text:span text:style-name="Emphasis"><text:span text:style-name="T7">docs</text:span></text:span><text:span text:style-name="T7">.</text:span></text:p>
      <text:p text:style-name="P12"/>
      <text:h text:style-name="P40" text:outline-level="1">Aplicación Cliente del Mensajero</text:h>
      <text:p text:style-name="P11"/>
      <text:p text:style-name="P34">Ruta para obtener el apk de la aplicación android para el primer checkpoint:</text:p>
      <text:p text:style-name="P34"><text:a xlink:type="simple" xlink:href="https://github.com/mellerster/7552Grupo7/blob/primer-checkpoint/cliente/Releases/app-debug-primer-checkpoint.apk">https://github.com/mellerster/7552Grupo7/blob/primer-checkpoint/cliente/Releases/app-debug-primer-checkpoint.apk</text:a></text:p>
      <text:p text:style-name="P5"/>
      <text:p text:style-name="P6">Para obtener mas información sobre el cliente, descargarse la documentación desde:</text:p>
      <text:p text:style-name="P6"><text:a xlink:type="simple" xlink:href="https://github.com/mellerster/7552Grupo7/tree/primer-checkpoint/cliente/Releases/documentacion-cliente-primer-checkpoint">https://github.com/mellerster/7552Grupo7/tree/primer-checkpoint/cliente/Releases/documentacion-cliente-primer-checkpoint</text:a></text:p>
      <text:p text:style-name="P6"/>
      <text:h text:style-name="P41" text:outline-level="1"><text:span text:style-name="T12">Documentación Técnica Mensajero</text:span></text:h>
      <text:p text:style-name="P22">Para obtener la documentación técnica completa de Mensajero, tanto del Servidor como del Cliente, descargarla desde aquí: <text:a xlink:type="simple" xlink:href="https://github.com/mellerster/7552Grupo7/tree/primer-checkpoint/documentacion/primer-checkpoint/documentacion">https://github.com/mellerster/7552Grupo7/tree/primer-checkpoint/documentacion/primer-checkpoint/documentacion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5-01T13:04:03.743847582</dc:date>
    <meta:editing-duration>PT1H39M10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6" meta:paragraph-count="97" meta:word-count="657" meta:character-count="4423" meta:non-whitespace-character-count="3913"/>
  </office:meta>
</office:document-meta>
</file>